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justify" style:justify-single-word="false"/>
      <style:text-properties fo:font-size="10pt" style:font-size-asian="8.75pt" style:font-size-complex="10pt"/>
    </style:style>
    <style:style style:name="P3" style:family="paragraph" style:parent-style-name="Standard">
      <style:paragraph-properties fo:text-align="justify" style:justify-single-word="false"/>
      <style:text-properties fo:font-size="16pt" style:font-size-asian="16pt" style:font-size-complex="16pt"/>
    </style:style>
    <style:style style:name="P4" style:family="paragraph" style:parent-style-name="Header">
      <style:paragraph-properties fo:text-align="end" style:justify-single-word="false"/>
      <style:text-properties officeooo:rsid="002acbc1" officeooo:paragraph-rsid="002acbc1"/>
    </style:style>
    <style:style style:name="P5" style:family="paragraph" style:parent-style-name="Standard" style:list-style-name="L1">
      <style:paragraph-properties fo:text-align="justify" style:justify-single-word="false"/>
      <style:text-properties fo:font-size="10pt" style:font-size-asian="8.75pt" style:font-size-complex="10pt"/>
    </style:style>
    <style:style style:name="P6" style:family="paragraph" style:parent-style-name="Standard" style:list-style-name="L1">
      <style:paragraph-properties fo:text-align="justify" style:justify-single-word="false"/>
      <style:text-properties fo:font-size="10pt" officeooo:rsid="001d4a25" officeooo:paragraph-rsid="001d4a25" style:font-size-asian="8.75pt" style:font-size-complex="10pt"/>
    </style:style>
    <style:style style:name="P7" style:family="paragraph" style:parent-style-name="Standard" style:list-style-name="L1">
      <style:paragraph-properties fo:text-align="justify" style:justify-single-word="false"/>
      <style:text-properties fo:font-size="10pt" officeooo:rsid="001d4a25" officeooo:paragraph-rsid="002199e2" style:font-size-asian="8.75pt" style:font-size-complex="10pt"/>
    </style:style>
    <style:style style:name="P8" style:family="paragraph" style:parent-style-name="Standard" style:list-style-name="L1">
      <style:paragraph-properties fo:text-align="justify" style:justify-single-word="false"/>
      <style:text-properties fo:font-size="10pt" officeooo:rsid="001d4a25" officeooo:paragraph-rsid="0024f9ef" style:font-size-asian="8.75pt" style:font-size-complex="10pt"/>
    </style:style>
    <style:style style:name="P9" style:family="paragraph" style:parent-style-name="Standard" style:list-style-name="L2">
      <style:paragraph-properties fo:text-align="justify" style:justify-single-word="false"/>
      <style:text-properties fo:font-size="10pt" officeooo:rsid="001d4a25" officeooo:paragraph-rsid="002199e2" style:font-size-asian="8.75pt" style:font-size-complex="10pt"/>
    </style:style>
    <style:style style:name="P10" style:family="paragraph" style:parent-style-name="Standard" style:list-style-name="L3">
      <style:paragraph-properties fo:text-align="justify" style:justify-single-word="false"/>
      <style:text-properties fo:font-size="10pt" officeooo:rsid="001d4a25" officeooo:paragraph-rsid="002199e2" style:font-size-asian="8.75pt" style:font-size-complex="10pt"/>
    </style:style>
    <style:style style:name="P11" style:family="paragraph" style:parent-style-name="Standard" style:list-style-name="L1">
      <style:paragraph-properties fo:text-align="justify" style:justify-single-word="false"/>
      <style:text-properties fo:font-size="10pt" officeooo:rsid="002199e2" officeooo:paragraph-rsid="002199e2" style:font-size-asian="8.75pt" style:font-size-complex="10pt"/>
    </style:style>
    <style:style style:name="P12" style:family="paragraph" style:parent-style-name="Standard" style:list-style-name="L1">
      <style:paragraph-properties fo:text-align="justify" style:justify-single-word="false"/>
      <style:text-properties fo:font-size="10pt" officeooo:rsid="0024f9ef" officeooo:paragraph-rsid="0024f9ef" style:font-size-asian="8.75pt" style:font-size-complex="10pt"/>
    </style:style>
    <style:style style:name="P13" style:family="paragraph" style:parent-style-name="Standard" style:list-style-name="L4">
      <style:paragraph-properties fo:text-align="justify" style:justify-single-word="false"/>
      <style:text-properties fo:font-size="10pt" officeooo:rsid="0024f9ef" officeooo:paragraph-rsid="0024f9ef" style:font-size-asian="8.75pt" style:font-size-complex="10pt"/>
    </style:style>
    <style:style style:name="P14" style:family="paragraph" style:parent-style-name="Standard">
      <style:paragraph-properties fo:text-align="justify" style:justify-single-word="false"/>
      <style:text-properties fo:font-size="10pt" officeooo:rsid="0024f9ef" officeooo:paragraph-rsid="0024f9ef" style:font-size-asian="8.75pt" style:font-size-complex="10pt"/>
    </style:style>
    <style:style style:name="P15" style:family="paragraph" style:parent-style-name="Standard" style:list-style-name="L1">
      <style:paragraph-properties fo:text-align="justify" style:justify-single-word="false"/>
      <style:text-properties fo:font-size="10pt" officeooo:rsid="00255311" officeooo:paragraph-rsid="0024f9ef" style:font-size-asian="8.75pt" style:font-size-complex="10pt"/>
    </style:style>
    <style:style style:name="P16" style:family="paragraph" style:parent-style-name="Standard" style:list-style-name="L5">
      <style:paragraph-properties fo:text-align="justify" style:justify-single-word="false"/>
      <style:text-properties fo:font-size="10pt" officeooo:rsid="00255311" officeooo:paragraph-rsid="0024f9ef" style:font-size-asian="8.75pt" style:font-size-complex="10pt"/>
    </style:style>
    <style:style style:name="P17" style:family="paragraph" style:parent-style-name="Standard" style:list-style-name="L14">
      <style:paragraph-properties fo:text-align="justify" style:justify-single-word="false"/>
      <style:text-properties fo:font-size="10pt" officeooo:rsid="00255311" officeooo:paragraph-rsid="0024f9ef" style:font-size-asian="8.75pt" style:font-size-complex="10pt"/>
    </style:style>
    <style:style style:name="P18" style:family="paragraph" style:parent-style-name="Standard" style:list-style-name="L1">
      <style:paragraph-properties fo:text-align="justify" style:justify-single-word="false"/>
      <style:text-properties fo:font-size="10pt" officeooo:rsid="0026b677" officeooo:paragraph-rsid="0024f9ef" style:font-size-asian="8.75pt" style:font-size-complex="10pt"/>
    </style:style>
    <style:style style:name="P19" style:family="paragraph" style:parent-style-name="Standard" style:list-style-name="L1">
      <style:paragraph-properties fo:text-align="justify" style:justify-single-word="false"/>
      <style:text-properties fo:font-size="10pt" officeooo:rsid="0026b677" officeooo:paragraph-rsid="0026b677" style:font-size-asian="8.75pt" style:font-size-complex="10pt"/>
    </style:style>
    <style:style style:name="P20" style:family="paragraph" style:parent-style-name="Standard" style:list-style-name="L1">
      <style:paragraph-properties fo:text-align="justify" style:justify-single-word="false"/>
      <style:text-properties fo:font-size="10pt" officeooo:rsid="0026b677" officeooo:paragraph-rsid="00292420" style:font-size-asian="8.75pt" style:font-size-complex="10pt"/>
    </style:style>
    <style:style style:name="P21" style:family="paragraph" style:parent-style-name="Standard" style:list-style-name="L13">
      <style:paragraph-properties fo:text-align="justify" style:justify-single-word="false"/>
      <style:text-properties fo:font-size="10pt" officeooo:rsid="0026b677" officeooo:paragraph-rsid="00292420" style:font-size-asian="8.75pt" style:font-size-complex="10pt"/>
    </style:style>
    <style:style style:name="P22" style:family="paragraph" style:parent-style-name="Standard" style:list-style-name="L1">
      <style:paragraph-properties fo:text-align="justify" style:justify-single-word="false"/>
      <style:text-properties officeooo:paragraph-rsid="001d4a25"/>
    </style:style>
    <style:style style:name="P23" style:family="paragraph" style:parent-style-name="Standard" style:list-style-name="L1">
      <style:paragraph-properties fo:text-align="justify" style:justify-single-word="false"/>
      <style:text-properties officeooo:paragraph-rsid="002199e2"/>
    </style:style>
    <style:style style:name="P24" style:family="paragraph" style:parent-style-name="Standard" style:list-style-name="L12">
      <style:paragraph-properties fo:text-align="justify" style:justify-single-word="false"/>
      <style:text-properties officeooo:paragraph-rsid="00292420"/>
    </style:style>
    <style:style style:name="P25" style:family="paragraph" style:parent-style-name="Standard" style:list-style-name="L1">
      <style:paragraph-properties fo:margin-left="1.251cm" fo:margin-right="0cm" fo:text-align="justify" style:justify-single-word="false" fo:text-indent="0cm" style:auto-text-indent="false"/>
      <style:text-properties fo:font-size="10pt" officeooo:rsid="0026b677" officeooo:paragraph-rsid="00292420" style:font-size-asian="8.75pt" style:font-size-complex="10pt"/>
    </style:style>
    <style:style style:name="P26" style:family="paragraph" style:parent-style-name="Standard">
      <style:paragraph-properties fo:margin-left="2.501cm" fo:margin-right="0cm" fo:text-align="justify" style:justify-single-word="false" fo:text-indent="0cm" style:auto-text-indent="false"/>
      <style:text-properties fo:font-size="10pt" officeooo:rsid="0024f9ef" officeooo:paragraph-rsid="0024f9ef" style:font-size-asian="8.75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officeooo:rsid="001d4a25" style:font-size-asian="8.75pt" style:font-size-complex="10pt"/>
    </style:style>
    <style:style style:name="T4" style:family="text">
      <style:text-properties fo:font-size="10pt" officeooo:rsid="002199e2" style:font-size-asian="8.75pt" style:font-size-complex="10pt"/>
    </style:style>
    <style:style style:name="T5" style:family="text">
      <style:text-properties fo:font-size="10pt" officeooo:rsid="0026b677" style:font-size-asian="8.75pt" style:font-size-complex="10pt"/>
    </style:style>
    <style:style style:name="T6" style:family="text">
      <style:text-properties fo:font-size="10pt" fo:font-weight="bold" officeooo:rsid="001d4a25" style:font-size-asian="8.75pt" style:font-weight-asian="bold" style:font-size-complex="10pt" style:font-weight-complex="bold"/>
    </style:style>
    <style:style style:name="T7" style:family="text">
      <style:text-properties fo:font-size="10pt" fo:font-weight="bold" officeooo:rsid="0026b677" style:font-size-asian="8.75pt" style:font-weight-asian="bold" style:font-size-complex="10pt" style:font-weight-complex="bold"/>
    </style:style>
    <text:list-style style:name="L1">
      <text:list-level-style-number text:level="1"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fo:text-indent="-1.055cm" fo:margin-left="2.96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Általános szerződési feltételek</text:p>
      <text:p text:style-name="P1"/>
      <text:p text:style-name="P2">A jelen Általános Szerződési Feltételek (a továbbiakban: ÁSZF) az Farmerpiac Egyéni Vállalkozó (továbbiakban: Szolgáltató), és a Szolgáltató által a www.farmerpiac.hu weboldalon keresztül nyújtott elektronikus kereskedelmi szolgáltatásokat igénybe vevő Ügyfél (a továbbiakban: Ügyfél) jogait és kötelezettségeit tartalmazza. (Szolgáltató és Ügyfél a továbbiakban együttesen: Felek). Az ÁSZF minden jogügyletre és szolgáltatásra vonatkozik, amely a www.farmerpiac.hu weboldalon keresztül történik, függetlenül attól, hogy annak teljesítése Magyarországról vagy külföldről, a Szolgáltató vagy közreműködője által történik.</text:p>
      <text:p text:style-name="P2"/>
      <text:p text:style-name="P3">Szolgáltató adatai</text:p>
      <text:p text:style-name="P2"><text:span text:style-name="T1">Név:</text:span> Farmerpiac EV.</text:p>
      <text:p text:style-name="P2"><text:span text:style-name="T1">Székhely és levelezési cím:</text:span> 4031 Debrecen, Vágóhíd utca 10-12.</text:p>
      <text:p text:style-name="P2"><text:span text:style-name="T1">Ügyfélszolgálat:</text:span> lásd bővebben 1.7</text:p>
      <text:p text:style-name="P2"><text:span text:style-name="T1">Telefonszáma:</text:span> +36-30/277-01-45</text:p>
      <text:p text:style-name="P2"><text:span text:style-name="T1">E-mail cím:</text:span> Lépj kapcsolatba velünk</text:p>
      <text:p text:style-name="P2"><text:span text:style-name="T1">Cégjegyzékszám:</text:span> xx-yy-zzzzzz</text:p>
      <text:p text:style-name="P2"><text:span text:style-name="T1">Bejegyző bíróság megnevezése:</text:span> Debreceni Bíróság, mint cégbíróság</text:p>
      <text:p text:style-name="P2"><text:span text:style-name="T1">Adószám:</text:span><text:span text:style-name="T2"> </text:span>xxxxxxxx-y-zz</text:p>
      <text:p text:style-name="P2"/>
      <text:list xml:id="list3554677978" text:style-name="L1">
        <text:list-item>
          <text:p text:style-name="P5">Általános tudnivalók, a felek közötti szerződés létrejötte</text:p>
          <text:list>
            <text:list-item>
              <text:p text:style-name="P6">A jelen ÁSZF hatálya kiterjed a Magyarország területén nyújtott minden olyan elektronikus kereskedelmi szolgáltatásra, amely a www.farmerpiac.hu weboldalon (a továbbiakban: Weboldal) található elektronikus áruházon (a továbbiakban: Farmerpiac Online áruház) keresztül történik. Továbbá jelen ÁSZF hatálya kiterjed minden olyan kereskedelmi ügyletre Magyarország területén, amely jelen szerződésben meghatározott Felek között jön létre. Az Farmerpiac Online áruházban történő vásárlást az elektronikus kereskedelmi szolgáltatások, az információs társadalommal összefüggő szolgáltatások egyes kérdéseiről szóló 2001. évi CVIII. törvény ("Elkertv.") szabályozza.</text:p>
            </text:list-item>
            <text:list-item>
              <text:p text:style-name="P6">A Farmerpiac Online áruházban történő vásárlás elektronikus úton leadott megrendeléssel lehetséges, a jelen ÁSZF-ben meghatározott módon.</text:p>
            </text:list-item>
            <text:list-item>
              <text:p text:style-name="P6">A Farmerpiac Online áruház szolgáltatásainak jelentős része elérhető minden felhasználó számára, regisztráció nélkül is. Egyes szolgáltatások azonban regisztrációhoz (majd belépéshez) kötöttek, melyre az ÁSZF-ben rögzítetteknek megfelelően bárki jogosult.</text:p>
            </text:list-item>
            <text:list-item>
              <text:p text:style-name="P6">A megrendelés leadását követően a szerződés, annak teljesítéséig szabadon és következmény nélkül módosítható, illetve lemondható. Erre telefonon és elektronikus levélben van lehetőség. A Felek között az áru megvásárlásával magyar nyelven létrejött szerződés írásba foglalt szerződésnek minősül, a Szolgáltató azt iktatja, és annak létrejöttét követő 5 évig őrzi, utólag hozzáférhető.</text:p>
            </text:list-item>
            <text:list-item>
              <text:p text:style-name="P6">A szerződés nyelve magyar.</text:p>
            </text:list-item>
            <text:list-item>
              <text:p text:style-name="P6">A Szolgáltató semmilyen magatartási kódex rendelkezéseinek nem veti alá magát.</text:p>
            </text:list-item>
            <text:list-item>
              <text:p text:style-name="P22"><text:span text:style-name="T6">Ügyfélszolgálat:</text:span><text:span text:style-name="T3"> Farmerpiac EV.</text:span></text:p>
              <text:p text:style-name="P22"><text:span text:style-name="T6">Ügyfélszolgálati iroda helye:</text:span><text:span text:style-name="T3"> 4031 Debrecen, Vágóhíd utca 10-12.</text:span></text:p>
              <text:p text:style-name="P6">Az ügyfélszolgálat címén személyes ügyfélfogadásra nincs lehetőség. Az Ügyfél kizárólag emailben vagy telefonon tudja felvenni a kapcsolatot az ügyfélszolgálattal.</text:p>
              <text:p text:style-name="P22"><text:span text:style-name="T6">Telefonos ügyfélszolgálat hívható:</text:span><text:span text:style-name="T3"> A mindenkor érvényes nyitvatartási időben, amely az alábbi oldalon elérhető: nyitva tartás</text:span></text:p>
              <text:p text:style-name="P22"><text:span text:style-name="T6">Telefon:</text:span><text:span text:style-name="T3"> +36-30/277-01-45</text:span></text:p>
              <text:p text:style-name="P22"><text:span text:style-name="T6">E-mail cím:</text:span><text:span text:style-name="T3"> info@farmerpiac.hu</text:span></text:p>
              <text:p text:style-name="P22"><text:span text:style-name="T6">Internet cím:</text:span><text:span text:style-name="T3"> www.farmerpiac.hu</text:span></text:p>
            </text:list-item>
          </text:list>
        </text:list-item>
        <text:list-item>
          <text:p text:style-name="P6">Regisztráció</text:p>
          <text:list>
            <text:list-item>
              <text:p text:style-name="P6">A Regisztrációra a Főoldalon található Regisztráció menüpont alatt, az ott található adatlap kitöltésével kerülhet sor. A Regisztráció menüpont alatt egy valós e-mail cím és egy választott jelszó megadása szükséges. Az adatok megadását követően a Regisztráció létrejön, amiről a megadott e-mail címre visszaigazoló üzenetet küldünk. Az Ügyfél a Weboldalon történő regisztrációjával kijelenti, hogy jelen ÁSZF, és a Weboldalon közzétett Adatvédelmi nyilatkozat feltételeit megismerte és elfogadja, az Adatvédelmi nyilatkozatban foglalt adatkezelésekhez hozzájárul.</text:p>
            </text:list-item>
            <text:list-item>
              <text:p text:style-name="P22"><text:span text:style-name="T3">A Szolgáltatót az Ügyfél által tévesen és/vagy pontatlanul megadott adatokra visszavezethető szállítási késedelemért, illetve egyéb problémáért, hibáért semminemű felelősség nem terheli. A Szolgáltatót nem terheli felelősség az abból adódó károkért, ha az Ügyfél a jelszavát elfelejti, vagy az illetéktelenek </text:span><text:soft-page-break/><text:span text:style-name="T3">számára bármely nem a Szolgáltatónak felróható okból hozzáférhetővé válik. A Szolgáltató minden regisztrációt egy önálló személyként kezel. A korábban rögzített adatok megváltoztatására bejelentkezés után, a Személyes beállítások linkre kattintást követően elérhető Személyes adatok módosítása menüpontban van lehetőség, amely az aktív megrendelések adatait is érintheti. Szolgáltatót a regisztrált adatok ügyfél által történő megváltoztatásából eredő kárért, hibáért semminemű felelősség nem terheli. Ügyfél az esetleges regisztrációval kapcsolatos adatváltozásait köteles a Szolgáltatónak bejelenteni, vagy pedig az adatmódosításokat személyesen elvégezni.</text:span></text:p>
            </text:list-item>
            <text:list-item>
              <text:p text:style-name="P6">Regisztráció törlése</text:p>
              <text:list>
                <text:list-item>
                  <text:p text:style-name="P6">Ügyfél jogosult a regisztrációját bármikor törölni az ügyfélszolgálatnak küldött e-mail üzenettel. Az üzenet megérkezését követően a Szolgáltató köteles haladéktalanul gondoskodni a regisztráció törléséről. Az Ügyfél felhasználói adatai a törlést követően azonnal eltávolításra kerülnek a rendszerből; ez azonban nem érinti a már leadott rendelésekhez kapcsolódó adatok és dokumentumok megőrzését, nem eredményezi ezen adatok törlését. Az eltávolítás után az adatok visszaállítására többé nincs mód.</text:p>
                </text:list-item>
                <text:list-item>
                  <text:p text:style-name="P6">A felhasználói hozzáférési adatok (így különösen a jelszó) titokban tartásáért kizárólag az Ügyfél a felelős. Amennyiben Ügyfél tudomást szerez arról, hogy a regisztráció során megadott jelszavához jogosulatlan harmadik személy hozzájuthatott, köteles haladéktalanul megváltoztatni jelszavát, ha pedig feltételezhető, hogy a harmadik személy a jelszó használatával bármilyen módon visszaél, köteles egyidejűleg értesíteni a Szolgáltatót.</text:p>
                </text:list-item>
                <text:list-item>
                  <text:p text:style-name="P6">Ügyfél vállalja, hogy a regisztráció során megadott személyes adatokat szükség szerint frissíti annak érdekében, hogy azok időszerűek, teljesek és a valóságnak megfelelőek legyenek. Ügyfél köteles a személy adatait folyamatosan frissíteni és adatváltozás esetén azt a Szolgálató részére bejelenti, amennyiben az a teljesítéshez vagy egyéb jogos érdek érvényesítéséhez szükséges.</text:p>
                </text:list-item>
              </text:list>
            </text:list-item>
          </text:list>
        </text:list-item>
        <text:list-item>
          <text:p text:style-name="P6">Megrendelés</text:p>
          <text:list>
            <text:list-item>
              <text:p text:style-name="P6">A vásárolandó áruk lényeges tulajdonságait, jellemzőit, az áruk használatára vonatkozó utasításokat a konkrét árucikk információs oldaláról lehet megismerni. A Szolgáltató szerződésszerű teljesítésének minősül, ha a termék a weboldalon kedvezőbb, előnyösebb tulajdonságokkal rendelkezik. Ha a vásárlás előtt az áruval kapcsolatban kérdése merülne fel, ügyfélszolgálatunk készséggel áll rendelkezésére. Amennyiben a Weboldalon található bármely áru minőségével, alapvető tulajdonságával, használatával, használhatóságával kapcsolatban, a weboldalon közölteknél több információra van szüksége, kérjük, forduljon ügyfélszolgálatunkhoz, melynek adatait, elérhetőségét az 1.7 pontban találja.</text:p>
            </text:list-item>
            <text:list-item>
              <text:p text:style-name="P6">A vételár mindig a kiválasztott termék mellett feltüntetett összeg, amely ha nincs külön jelölve, az általános forgalmi adót már tartalmazza. A termékek vételára nem tartalmazza a kiszállítás költségét.</text:p>
            </text:list-item>
            <text:list-item>
              <text:p text:style-name="P6">A Weboldalról megrendelhető termékek árai változtatásának jogát a Szolgáltató fenntartja azzal, hogy a módosítás a Weboldalon való megjelenéssel egyidejűleg lép hatályba. A módosítás a már megrendelt termékek vételárát kedvezőtlenül nem befolyásolja.</text:p>
            </text:list-item>
            <text:list-item>
              <text:p text:style-name="P6">Amennyiben a Szolgáltató minden gondossága ellenére hibás ár kerül a Weboldal felületére, különös tekintettel a nyilvánvalóan téves, pl. a termék közismert, általánosan elfogadott vagy becsült árától jelentősen eltérő, ide értve a feltűnő értékaránytalanságot is, valamint esetleg rendszerhiba miatt megjelenő "0" Ft-os vagy "1" Ft-os árra, akkor a Szolgáltató nem köteles a terméket hibás áron szállítani, hanem felajánlhatja a helyes áron történő szállítást, amelynek ismeretében az Ügyfél elállhat vásárlási szándékától. Ügyfelet ezen elállási jog indokolás nélkül megilleti.</text:p>
            </text:list-item>
            <text:list-item>
              <text:p text:style-name="P6">A megrendelést a Szolgáltató Weboldalán keresztül csak regisztrált Ügyféltől és csak akkor fogadja el, ha az Ügyfél a megrendeléshez szükséges valamennyi mezőt maradéktalanul kitölti. (Ha az Ügyfél valamely mezőt hibásan vagy hiányosan tölt ki, hibaüzenetet kap a Szolgáltatótól.) A Szolgáltatót az Ügyfél által tévesen és/vagy pontatlanul megadott rendelési adatokra visszavezethető szállítási késedelemért, illetve egyéb problémáért, hibáért semminemű felelősség nem terheli.</text:p>
              <text:p text:style-name="P6">Megrendelés feladására az Farmerpiac Online áruházban a regisztrációt követő bejelentkezés, majd a Kosár használatával van lehetőség. Az Ügyfél a kiválasztott termékeket az egyes termékekre kattintást követően megjelenő, a termék részletes adatait ismertető oldalon található „Kosárba” gomb használatával teheti Kosarába. A Kosár tartalmát megtekinteni, módosítani a Weboldal jobb oldalán található kosár ikonra kattintást követően van lehetőség, ahol megadható az egyes termékek kívánt mennyisége, illetve a Kosár tartalma törölhető. Amennyiben az Ügyfél a Kosár tartalmát véglegesítette, a „Tovább a fizetéshez” feliratra kattintva a megjelenő felületen be kell jelentkeznie a Weboldalra, hogy megrendelését leadhassa. Ezt követően meg tudja adni a számlázási és szállítási adatokat illetve választani tud az átvételi módok közül. Ha minden szükséges adatot megadott és kiválasztotta az átvételi módot, akkor a „Tovább a fizetési módokhoz” gombra kattintva választani tud, hogy hogyan kívánja kiegyenlíteni a megrendelésének végösszegét. Ha választott a fizetési módok közül, akkor a „Tovább az adatok ellenőrzéséhez” gombra kattintva egy összegző oldalon ellenőrizheti a megrendelés feladása előtt <text:soft-page-break/>rendelése adatait. Visszalépve módosíthatja a számlázási és szállítási címet, kiválaszthatja a fizetés és a szállítás módját. A „Megrendelés áttekintésénél” megjegyzést fűzhet megrendeléséhez.</text:p>
              <text:p text:style-name="P6">A megrendelés feladására, az ajánlat elküldésére „Megrendelés elküldése” feliratra kattintást követően kerül sor. A rendelés leadása tehát a „Megrendelés elküldése” gombra kattintással történik, ami az Ügyfél részére fizetési kötelezettséget keletkeztet.</text:p>
            </text:list-item>
            <text:list-item>
              <text:p text:style-name="P6">A Honlapon megjelenített termékek vételára az általános forgalmi adót és egyéb közterheket is tartalmazó módon (bruttóban) van feltüntetve.</text:p>
              <text:p text:style-name="P6">A termékek mellett feltüntetett vételár nem tartalmazza a kiszállítás költségét. Külön csomagolási költség azonban nem kerül felszámításra.</text:p>
              <text:p text:style-name="P6">A termékek ára magyar forintban (Ft) kerül feltüntetésre.</text:p>
            </text:list-item>
          </text:list>
        </text:list-item>
        <text:list-item>
          <text:p text:style-name="P6">Adatbeviteli hibák javítása</text:p>
          <text:list>
            <text:list-item>
              <text:p text:style-name="P6">Az Ügyfélnek a rendelés bármely szakaszában és a megrendelés Szolgáltató részére való elküldéséig a Webáruházban bármikor lehetősége van az adatbeviteli hibák javítására a megrendelési felületen (pl. termék törlése a kosárból a „Kuka” ikonra kattintva).</text:p>
            </text:list-item>
          </text:list>
        </text:list-item>
        <text:list-item>
          <text:p text:style-name="P6">Ajánlati kötöttség, visszaigazolás</text:p>
          <text:list>
            <text:list-item>
              <text:p text:style-name="P6">Az Ügyfél által elküldött ajánlat (megrendelés) megérkezését a Szolgáltató késedelem nélkül, automatikus visszaigazoló e-mail útján legkésőbb 48 órán belül visszaigazolja az Ügyfél részére, mely visszaigazoló e-mail tartalmazza az Ügyfél által a vásárlás, vagy a regisztráció során megadott adatokat (pl. számlázási és szállítási információk), a rendelés azonosítóját, a rendelés dátumát, a megrendelt termékhez tartozó elemek felsorolását, mennyiségét, a termék árát, szállítási költséget és a fizetendő végösszeget. Ez a visszaigazoló e-mail kizárólag tájékoztatja az Ügyfelet arról, hogy a megrendelése a Szolgáltatóhoz megérkezett.</text:p>
            </text:list-item>
            <text:list-item>
              <text:p text:style-name="P6">E visszaigazoló e-mail a Szolgáltató részéről az Ügyfél által tett ajánlat elfogadásának minősül, mellyel érvényes szerződés jön létre Szolgáltató és az Ügyfél között.</text:p>
            </text:list-item>
            <text:list-item>
              <text:p text:style-name="P6">Az Ügyfél mentesül az ajánlati kötöttség alól, ha késedelem nélkül, de legkésőbb 48 órán belül nem kapja meg Szolgáltatótól az elküldött rendelésére vonatkozó visszaigazoló e-mailt.</text:p>
            </text:list-item>
            <text:list-item>
              <text:p text:style-name="P6">Ha az Ügyfél rendelését már elküldte a Szolgáltató részére és hibát vesz észre a visszaigazoló e-mailben szereplő adatok tekintetében, azt 1 napon belül jeleznie kell a Szolgáltató felé vagy a jelzést megteheti akkor, amikor a Szolgáltató telefonon felveszi vele a kapcsolatot, a nem kívánt rendelések teljesítésének elkerülése érdekében.</text:p>
            </text:list-item>
            <text:list-item>
              <text:p text:style-name="P6">A megrendelés elektronikus úton megkötött szerződésnek minősül, amelyre a polgári törvénykönyvről szóló 2013. évi V. törvény, az elektronikus kereskedelmi szolgáltatások, valamint az információs társadalommal összefüggő szolgáltatások egyes kérdéseiről szóló 2001. évi CVIII. törvényben foglaltak irányadóak. A szerződés a fogyasztó és a vállalkozás közötti szerződések részletes szabályairól szóló 45/2014 (II.26.) Korm. rendelet hatálya alá tartozik, és szem előtt tartja a fogyasztók jogairól szóló Európai Parlament és a Tanács 2011/83/EU irányelvének rendelkezéseit.</text:p>
            </text:list-item>
            <text:list-item>
              <text:p text:style-name="P6">Amennyiben a megrendelni kívánt termék nem áll rendelkezésre a megrendelés leadásának idején, illetve a „Rendelésre” státusszal megjelölt termék nem beszerezhető a weboldalon feltüntetett időtartamon belül, úgy a Szolgáltató fenntartja magának a jogot, hogy ne fogadja el az áru megrendelését, ebben az esetben szerződéskötés nem történik, amiről a Ügyfél értesítést kap. Bármely, esetlegesen korábban teljesített kifizetést az Ügyfél számára Szolgáltató haladéktalanul visszatéríti.</text:p>
            </text:list-item>
          </text:list>
        </text:list-item>
        <text:list-item>
          <text:p text:style-name="P6">Szállítási és fizetési feltételek</text:p>
          <text:list>
            <text:list-item>
              <text:p text:style-name="P6">A Szolgálató a megrendelt és házhoz szállítani kért árut szállítási költség ellenében szállítja ki az Ügyfél részére. Szolgálató az Ügyfelet a szállítási díjról a megrendelési folyamat során tájékoztatja. A szállítási díj meghatározása a kosárban lévő termékek figyelembevételével történik. A Szolgáltató jogosult az eltérő termékkategóriák (többek között, de nem kizárólagosan: nagyméretű csomagok, kisméretű csomagok) esetén eltérő szállítási díjakat alkalmazni. A Szolgáltató bizonyos kedvezményes időszakokban a megrendelt és házhoz szállítani kért árut díjmentesen házhoz szállítja saját szállítóeszközzel vagy fuvarozó cég igénybevételével, ha az adott megrendelés bruttó értéke eléri a Weboldalon vagy az adott Promócióban közzétett, díjmentes szállítást biztosító összeget, vagy a Megrendelés egyébként megfelel a promóció feltételeinek. A feltételek meghatározására a Szolgáltató egyoldalúan jogosult. Amennyiben az Ügyfél olyan terméket is rendel, amely nem érintett az ingyenes szállítással, akkor a Szolgáltató jogosult szállítási díjat felszámítani az adott Megrendeléssel összefüggésben. A szállítási költséggel terhelt megrendelések esetén a fuvardíjat (szállítási költséget) az Ügyfél viseli oly módon, hogy a fuvardíj a megrendelés összesítő képernyőn, a számlán és a visszaigazoló emailben is feltüntetésre kerül. A szállítással kapcsolatos információkról ide kattintva tájékozódhat. Amennyiben az Ügyfél a második rendelés leadásakor jelzi és erre a Szolgáltató visszajelzése alapján még van lehetőség, a Szolgáltató összevonhatja a megrendeléseket, a már elindított csomagok utólagos összevonására azonban már nincs mód. A Szolgáltató a szállítási díj változtatásának jogát fenntartja azzal, hogy a módosítás a Weboldalon való megjelenéssel egyidejűleg lép hatályba. A módosítás a már megrendelt termékek vételárát nem <text:soft-page-break/>befolyásolja. Nagyméretű csomagok kiszállítása értékhatártól függetlenül minden esetben külön díjszabás szerint kerül elszámolásra, ingyenes kiszállítás nem igényelhető!</text:p>
            </text:list-item>
            <text:list-item>
              <text:p text:style-name="P6">Ügyfél tudomásul veszi, hogy a felek eltérő megállapodásának hiányában a Szolgáltató a szerződés megkötését követően késedelem nélkül, de legkésőbb harminc napon belül köteles a vevő rendelkezésére bocsátani a dolgot. A Szolgáltató késedelme esetén az Ügyfél jogosult póthatáridőt tűzni. Ha a Szolgáltató a póthatáridőn belül nem teljesít az Ügyfél jogosult a szerződéstől elállni. Amennyiben a szerződést a Felek megállapodása szerint vagy a szolgáltatás felismerhető rendeltetésénél fogva meghatározott teljesítési időpontban – és nem máskor – kellett volna teljesíteni, akkor az Ügyfél póthatáridő tűzése nélkül jogosult a Szerződéstől elállni. Ügyfél tehát kifejezetten tudomásul veszi, hogy amennyiben a Felek várható határidőben állapodtak meg és a Szolgáltató nem teljesít, akkor jogosult elállni a Szerződéstől.</text:p>
            </text:list-item>
            <text:list-item>
              <text:p text:style-name="P6">A megrendelt terméket - az Ügyfél előzetes jelzés alapján - személyesen is átveheti a Szolgáltató telephelyein a Weboldalon feltüntett nyitvartási időpontban.</text:p>
            </text:list-item>
            <text:list-item>
              <text:p text:style-name="P6">A Weboldalon megrendelt szolgáltatásokat a Szolgáltató az Ügyfélnek e-mailben küldött rendelési visszaigazolásban szereplő helyszínen teljesíti.</text:p>
            </text:list-item>
            <text:list-item>
              <text:p text:style-name="P6">Az Ügyfél a Szolgáltató által biztosított fizetési módokról illetve átvételi lehetőségekről az átvételi és fizetési módok oldalon tájékozódhat.</text:p>
            </text:list-item>
            <text:list-item>
              <text:p text:style-name="P6">Szolgáltató az Ügyfél részére a kifizetés igazolására, a megrendelés elküldését követően elektronikus számlát állít ki az Ügyfél által megadott email címére. Jelen ÁSZF elfogadása az elektronikus számlabefogadó beleegyezésének minősül. Az ÁSZF elfogadását követően az Ügyfél hozzájárul ahhoz, hogy számára a Szolgáltató elektronikus számlát állítson ki.</text:p>
              <text:p text:style-name="P6">A fentieknek megfelelően az Ügyfél a megrendelés leadásával, megrendelése módosításával és a jelen ÁSZF elfogadásával kifejezetten hozzájárul ahhoz, hogy a Szolgáltató által kiállított és a hatályos jogszabályoknak megfelelő elektronikus számlát befogadja, valamint azt a Személyes oldalának Számla menüpontjából vagy a Szolgáltató által küldött Számlára vonatkozó leveléből az ott meghatározott időpontig letölti. Az Ügyfél Személyes oldalán az elektronikus számla legalább a külön törvényekben (Áfa tv. , Számviteli tv.) meghatározott időtartamig elérhető.</text:p>
              <text:p text:style-name="P6">A Szolgáltató által kiállított elektronikus Számla elektronikus úton kibocsátott számviteli bizonylat, amely a számviteli és az ÁFA jogszabályok által szabályozott és adóigazgatási azonosításra teljes mértékben alkalmas. Az elektronikus úton kibocsátott Számlákat a hatályos jogszabályok alapján, elektronikus úton kell megőrizni. Az eredeti elektronikus Számla, mint elektronikus úton kibocsátott számviteli bizonylat, hitelesen igazolja az adófizetéssel kapcsolatos jogok és kötelezettségek létét.</text:p>
              <text:p text:style-name="P6">Mindezek alapján az az Ügyfél, aki elektronikus úton adja le megrendelését és szállítással (átvételi pont, házhozszállítás) kívánja a terméket átvenni, minden esetben a fentieknek megfelelő elektronikus Számlát kap a rendeléséről.</text:p>
              <text:p text:style-name="P6">Az így kiállított elektronikus Számla megfelel az általános forgalmi adóról szóló 2007. évi CXXVII. törvényben, a 23/2014 (VI.30.) NGM rendeletben és az egyéb elektronikus számlára vonatkozó jogszabályokban előírt feltételeknek.</text:p>
              <text:p text:style-name="P6">Azok az Ügyfelek, akik az online megrendelés során a személyes átvételt választották, a kiválasztott üzletben kapnak nyomtatott számlát az eladótól.</text:p>
            </text:list-item>
          </text:list>
        </text:list-item>
        <text:list-item>
          <text:p text:style-name="P6">Elállás jog</text:p>
          <text:p text:style-name="P7">Az e pontban foglaltak kizárólag a szakmája, foglalkozása vagy üzleti tevékenysége körén kívül eljáró természetes személyre vonatkoznak, aki árut vesz, rendel, kap, használ, igénybe vesz, valamint az áruval kapcsolatos kereskedelmi kommunikáció, ajánlat címzettje (a továbbiakban „Fogyasztó”). Fogyasztó jogosult a termék adásvételére irányuló szerződés esetén:</text:p>
        </text:list-item>
      </text:list>
      <text:list xml:id="list4271064833" text:style-name="L2">
        <text:list-item>
          <text:list>
            <text:list-item>
              <text:p text:style-name="P9">a terméknek,</text:p>
            </text:list-item>
            <text:list-item>
              <text:p text:style-name="P9">több termék szolgáltatásakor az utoljára szolgáltatott terméknek,</text:p>
            </text:list-item>
            <text:list-item>
              <text:p text:style-name="P9">több tételből vagy darabból álló termék esetén az utoljára szolgáltatott tételnek vagy darabnak,</text:p>
            </text:list-item>
            <text:list-item>
              <text:p text:style-name="P9">ha a terméket meghatározott időszakon belül rendszeresen kell szolgáltatni, az első szolgáltatásnak, a Fogyasztó vagy az általa megjelölt, a fuvarozótól eltérő harmadik személy általi átvételének napjától számított tizennégy (14) napon belül a szerződéstől indokolás nélkül elállni.</text:p>
            </text:list-item>
          </text:list>
        </text:list-item>
      </text:list>
      <text:list xml:id="list141727794585728" text:continue-list="list3554677978" text:style-name="L1">
        <text:list-header>
          <text:p text:style-name="P7">Fogyasztót megilleti, hogy a szerződés megkötésének a napja és a termék átvételének napja közötti időszakban is gyakorolja elállási jogát. A fogyasztó szolgáltatás nyújtására irányuló szerződés esetében a szerződés megkötésének napjától számított tizennégy napon belül gyakorolhatja elállási jogát.</text:p>
          <text:p text:style-name="P7">Fogyasztót nem illeti meg az elállási jog:</text:p>
        </text:list-header>
      </text:list>
      <text:list xml:id="list3803741049" text:style-name="L3">
        <text:list-item>
          <text:list>
            <text:list-item>
              <text:p text:style-name="P10">olyan nem előre gyártott termék esetében, amelyet a fogyasztó utasítása alapján vagy kifejezett kérésére állítottak elő, vagy olyan termék esetében, amelyet egyértelműen a fogyasztó személyére szabtak;</text:p>
            </text:list-item>
            <text:list-item>
              <text:p text:style-name="P10">olyan zárt csomagolású termék tekintetében, amely egészségvédelmi vagy higiéniai okokból az átadást követő felbontása után nem küldhető vissza;</text:p>
            </text:list-item>
          </text:list>
        </text:list-item>
      </text:list>
      <text:list xml:id="list141728525337357" text:continue-list="list141727794585728" text:style-name="L1">
        <text:list-item>
          <text:list>
            <text:list-item>
              <text:p text:style-name="P11">Elállási jog gyarkolásának menete</text:p>
              <text:list>
                <text:list-item>
                  <text:p text:style-name="P23"><text:soft-page-break/><text:span text:style-name="T4">Ha a Fogyasztó elállási jogával élni kíván, elállási szándékát tartalmazó egyértelmű nyilatkozatát köteles eljuttatni (például postán, telefaxon vagy elektronikus úton küldött levél útján) a jelen ÁSZF elején feltüntetett elérhetőségek igénybevételével a Szolgáltató részére. Ebből a célból Fogyasztó felhasználhatja a következő linken keresztül elérhető elállási nyilatkozatmintát. Fogyasztó határidőben gyakorolja elállási jogát, ha a fent megjelölt határidő lejárta előtt elküldi elállási nyilatkozatát a Szolgáltató részére.</text:span></text:p>
                </text:list-item>
                <text:list-item>
                  <text:p text:style-name="P11">A Fogyasztót terheli annak bizonyítása, hogy elállási jogát a 7. pontban meghatározott rendelkezéseknek megfelelően gyakorolta.</text:p>
                </text:list-item>
                <text:list-item>
                  <text:p text:style-name="P11">Mindkét esetben a Szolgáltató e-mailben haladéktalanul visszaigazolja a Fogyasztó elállási nyilatkozatának megérkezését.</text:p>
                </text:list-item>
                <text:list-item>
                  <text:p text:style-name="P11">Írásban történő elállás esetén azt határidőben érvényesítettnek kell tekinteni, ha Fogyasztó az erre irányuló nyilatkozatát 14 naptári napon belül (akár a 14. naptári napon) elküldi a Szolgáltatónak.</text:p>
                </text:list-item>
                <text:list-item>
                  <text:p text:style-name="P11">Postai úton történő jelzés alkalmával a postára adás dátumát, e-mailen keresztül történő értesítés esetén az e-mail küldésének idejét veszi figyelembe a Szolgáltató a határidő számítás szempontjából. A Fogyasztó levelét ajánlott küldeményként adja postára, hogy hitelt érdemlően bizonyítható legyen a feladás dátuma.</text:p>
                </text:list-item>
                <text:list-item>
                  <text:p text:style-name="P11">Fogyasztó elállása esetén köteles a megrendelt terméket indokolatlan késedelem nélkül az alább megjelölt átvevőpont címére visszajuttatni, de legkésőbb elállási nyilatkozatának közlésétől számított 14 napon belül visszaküldeni. Átvevőpont: Farmerpiac székhelye, 4031 Debrecen, Vágóhíd utca 10-12. Az ezzel kapcsolatos részletes tájékoztató a Szolgálató weboldalán folyamatosan elérhető. A Szolgálató egyoldalúan jogosult meghatározni, hogy az adott termékkörök (többek között, de nem kizárólagosan: nagyméretű csomagok, kisméretű csomagok) mely átvevőponton adhatók le és melyeken nem. Ezen rendelkezés azonban az Ügyfél jogszabály alapján járó elállási jogát nem érinti, azaz a Szolgáltató folyamatosan köteles legalább egy olyan átvevőpontot fenntartani, ahová az általa forgalmazott és Ügyfél által kezdeményezett elállással érintett termékek visszaküldhetők, visszavihetők.</text:p>
                </text:list-item>
                <text:list-item>
                  <text:p text:style-name="P11">A határidő betartottnak minősül, ha Fogyasztó a 14 napos határidő letelte előtt elküldi (postára adja vagy az általa megrendelt futárnak átadja) a terméket.</text:p>
                </text:list-item>
                <text:list-item>
                  <text:p text:style-name="P11">A termék Szolgáltató címére történő visszaküldésének költsége Fogyasztót terheli, kivéve, ha a Szolgáltató vállalta e költségek viselését. A Fogyasztó kérésére Szolgáltató gondoskodik a visszaszállítás megszervezéséről, azonban a Szolgáltató által megszervezett visszaszállítás költsége a Fogyasztót terheli, a Szolgáltató ez esetben az általa megszervezett visszaszállítás költségét nem vállalja át a Fogyasztótól, kizárólag segítséget nyújt abban, hogy a Fogyasztónak a visszaszállítás megszervezésével ne kelljen foglalkoznia. Fogyasztó erre irányuló igényét Szolgáltató ügyfélszolgálata fogadja.</text:p>
                </text:list-item>
                <text:list-item>
                  <text:p text:style-name="P11">A Szolgáltatónak az utánvéttel visszaküldött csomagot nem áll módjában átvenni. A termék visszaküldésének költségének kívül az elállás kapcsán a Fogyasztót semmilyen más költség nem terheli.</text:p>
                </text:list-item>
                <text:list-item>
                  <text:p text:style-name="P11">Ha Fogyasztó eláll a szerződéstől, haladéktalanul, de legkésőbb a Fogyasztó elállási nyilatkozatának kézhezvételétől számított 14 napon belül a Szolgáltató visszatéríti a Fogyasztó által teljesített valamennyi ellenszolgáltatást, ideértve a fuvarozási (kiszállításért fizetett) költséget is, kivéve azokat a többletköltségeket, amelyek amiatt merültek fel, hogy Fogyasztó a Szolgáltató által felkínált, legolcsóbb szokásos fuvarozási módtól eltérő fuvarozási módot választott. A Szolgáltató jogosult a visszatérítést mindaddig visszatartani, amíg vissza nem kapta a terméket, vagy Fogyasztó nem igazolta hitelt érdemlően, hogy azt visszaküldte: a kettő közül a Szolgáltató a korábbi időpontot veszi figyelembe.</text:p>
                </text:list-item>
                <text:list-item>
                  <text:p text:style-name="P11">A visszatérítés során az eredeti ügylet során alkalmazott fizetési móddal egyező fizetési módot alkalmaz a Szolgáltató, kivéve, ha Fogyasztó más fizetési mód igénybevételéhez kifejezetten a hozzájárulását adja; e visszatérítési mód alkalmazásából kifolyólag Fogyasztót semmilyen többletköltség nem terheli.</text:p>
                </text:list-item>
                <text:list-item>
                  <text:p text:style-name="P11">Fogyasztó kizárólag akkor vonható felelősségre a termékben bekövetkezett értékcsökkenésért, ha az a termék jellegének, tulajdonságainak megállapításához szükséges használatot meghaladó használat miatt következett be.</text:p>
                </text:list-item>
                <text:list-item>
                  <text:p text:style-name="P11">Ha Fogyasztó a szolgáltatásnyújtásra irányuló szerződés esetén a teljesítés megkezdését megkötését követően gyakorolja felmondási jogát, úgy az elszámolás során köteles megtéríteni a Szolgáltató ésszerű költségeit.</text:p>
                </text:list-item>
                <text:list-item>
                  <text:p text:style-name="P11">A Szolgáltató követelheti a termék jellegének, tulajdonságainak és működésének megállapításához szükséges használatot meghaladó használatból eredő értékcsökkenés illetve ésszerű költségeinek – ha szolgáltatásnyújtásra irányuló szerződés teljesítését a Fogyasztó kifejezett kérésére a határidő lejárta előtt megkezdte és gyakorolja felmondási jogát – megtérítését.</text:p>
                </text:list-item>
              </text:list>
            </text:list-item>
          </text:list>
        </text:list-item>
        <text:list-item>
          <text:p text:style-name="P11"><text:soft-page-break/>Jótállás</text:p>
          <text:list>
            <text:list-item>
              <text:p text:style-name="P11">Kötelező jótállás</text:p>
              <text:list>
                <text:list-item>
                  <text:p text:style-name="P11">A Szolgáltatót termékeire vonatkozóan a Polgári törvénykönyv és a 151/2003. (IX. 22.) Korm. rendelet alapján jótállási kötelezettség terheli, amely azt jelenti, hogy a jótállás időtartama alatt a felelősség alól csak akkor mentesül, ha bizonyítja, hogy a hiba a termék nem rendeltetésszerű használatára vezethető vissza.</text:p>
                </text:list-item>
                <text:list-item>
                  <text:p text:style-name="P12">A jótállás időtartama (a jótállási idő) a tényleges teljesítéssel, tehát a terméknek az Ügyfél részére történő átadásával kezdődik. Tartós fogyasztási cikknek minősülnek az egyes tartós fogyasztási cikkekre vonatkozó kötelező jótállásról szóló 151/2003. (IX.22.) Kormányrendelet mellékletében felsorolt termékek, melyekre a jogszabály egy éves kötelező jótállási időtartalmat ír elő. A rendelet (tárgyi) hatálya csakis az új, Magyarország területén kötött fogyasztói szerződés keretében értékesített és a rendelet mellékletében felsorolt termékekre vonatkozik.</text:p>
                  <text:p text:style-name="P12">Nem tartozik jótállás alá a hiba, ha annak oka a termék Ügyfél részére való átadását követően lépett fel, így például, ha a hibát:</text:p>
                  <text:p text:style-name="P12"/>
                </text:list-item>
              </text:list>
            </text:list-item>
          </text:list>
        </text:list-item>
      </text:list>
      <text:list xml:id="list2333554303" text:style-name="L4">
        <text:list-item>
          <text:list>
            <text:list-item>
              <text:list>
                <text:list-item>
                  <text:list>
                    <text:list-item>
                      <text:list>
                        <text:list-item>
                          <text:p text:style-name="P13">rendeltetésellenes használat, a használati-kezelési útmutatóban foglaltak figyelmen kívül hagyása,</text:p>
                        </text:list-item>
                        <text:list-item>
                          <text:p text:style-name="P13">helytelen tárolás, helytelen kezelés, rongálás,</text:p>
                        </text:list-item>
                        <text:list-item>
                          <text:p text:style-name="P13">elemi kár, természeti csapás okozta.</text:p>
                          <text:p text:style-name="P13"/>
                        </text:list-item>
                      </text:list>
                    </text:list-item>
                  </text:list>
                  <text:p text:style-name="P13">Jótállás keretébe tartozó hiba esetén az Ügyfél:</text:p>
                  <text:p text:style-name="P13"/>
                  <text:list>
                    <text:list-item>
                      <text:list>
                        <text:list-item>
                          <text:p text:style-name="P13">elsősorban – választása szerint – kicserélést követelhet, kivéve, ha a választott jótállási igény teljesítése lehetetlen, vagy ha az a Szolgáltatónak a másik jótállási igény teljesítésével összehasonlítva aránytalan többletköltséget eredményezne, figyelembe véve a termék hibátlan állapotban képviselt értékét, a szerződésszegés súlyát és a jótállási igény teljesítésével az Ügyfélnek okozott érdeksérelmet.</text:p>
                        </text:list-item>
                        <text:list-item>
                          <text:p text:style-name="P13">ha a Szolgáltató a kicserélést nem vállalta, e kötelezettségének megfelelő határidőn belül, a Fogyasztó érdekeit kímélve nem tud eleget tenni, vagy ha az Ügyfélnek a kicseréléshez fűződő érdeke megszűnt, az Ügyfél – választása szerint – a vételár arányos leszállítását igényelheti, a hibát a Szolgáltató költségére maga kijavíthatja vagy mással kijavíttathatja, vagy elállhat a szerződéstől. Jelentéktelen hiba miatt elállásnak nincs helye.</text:p>
                          <text:p text:style-name="P13"/>
                        </text:list-item>
                      </text:list>
                    </text:list-item>
                  </text:list>
                </text:list-item>
              </text:list>
            </text:list-item>
          </text:list>
        </text:list-item>
      </text:list>
      <text:p text:style-name="P26">Ha az Ügyfél a termék meghibásodása miatt a vásárlástól vagy kézhezvételtől számított három munkanapon belül érvényesít csereigényt, a Szolgáltató köteles a terméket kicserélni, feltéve, hogy a meghibásodás a rendeltetésszerű használatot akadályozza</text:p>
      <text:p text:style-name="P26">A kicserélést – a termék tulajdonságaira és az Ügyfél által elvárható rendeltetésére figyelemmel – megfelelő határidőn belül, az Ügyfél érdekeit kímélve kell elvégezni. A Szolgáltatónak törekednie kell arra, hogy a kijavítást vagy kicserélést legfeljebb tizenöt napon belül elvégezze.</text:p>
      <text:p text:style-name="P26">A kijavítás során a termékbe csak új alkatrész kerülhet beépítésre.</text:p>
      <text:p text:style-name="P26">Nem számít bele a jótállási időbe a kijavítási időnek az a része, amely alatt az Ügyfél a terméket nem tudja rendeltetésszerűen használni. A jótállási idő a termék kicserélése esetén újból kezdődik.</text:p>
      <text:p text:style-name="P14"/>
      <text:list xml:id="list141728167776989" text:continue-list="list141728525337357" text:style-name="L1">
        <text:list-item>
          <text:list>
            <text:list-item>
              <text:list>
                <text:list-item>
                  <text:p text:style-name="P12">A jótállási kötelezettség teljesítésével kapcsolatos költségek a Szolgáltatót terhelik.</text:p>
                </text:list-item>
                <text:list-item>
                  <text:p text:style-name="P12">A Szolgáltató jótállási kötelezettsége alól csak abban az esetben mentesül, ha bizonyítja, hogy a hiba oka a teljesítés után keletkezett.</text:p>
                </text:list-item>
                <text:list-item>
                  <text:p text:style-name="P8">Az Ügyfelet azonban nem illeti meg az a jog, hogy ugyanazon hiba miatt kellékszavatossági és jótállási igényt, illetve termékszavatossági és jótállási igényt egyszerre, egymással párhuzamosan érvényesítsen. Ezen korlátozásoktól függetlenül az Ügyfelet a jótállásból fakadó jogok a 9.1 és a 9.2 pontokban meghatározott jogosultságoktól függetlenül megilletik.</text:p>
                </text:list-item>
                <text:list-item>
                  <text:p text:style-name="P8">A jótállás nem érinti az Ügyfél jogszabályból eredő – így különösen termékszavatossági, illetve kártérítési – jogainak érvényesítését.</text:p>
                </text:list-item>
                <text:list-item>
                  <text:p text:style-name="P8">Ha a felek között jogvita alakul ki, melyet békés úton rendezni nem tudnak, az Ügyfél Békéltető testületi eljárást kezdeményezhet, a 12.2. pontban feltüntettettek alapján.</text:p>
                </text:list-item>
              </text:list>
            </text:list-item>
            <text:list-item>
              <text:p text:style-name="P8">Önkéntes jótállás</text:p>
              <text:list>
                <text:list-item>
                  <text:p text:style-name="P8">Szolgáltató az általa értékesített termékekre vonatkozóan a Weboldalon, a Termék ismertetőjében megjelölt időtartamú jótállást (garancia) vállal, amely a kormányrendelet szerinti időtartamnál hosszabb is lehet. Jelen pontban meghatározott Önkéntes jótállás kizárólag a Szolgáltató és a Polgári törvénykönyvben meghatározott fogyasztók között kötött szerződésekre vonatkozik.</text:p>
                </text:list-item>
              </text:list>
            </text:list-item>
          </text:list>
        </text:list-item>
        <text:list-item>
          <text:p text:style-name="P8">Szavatosság</text:p>
          <text:list>
            <text:list-item>
              <text:p text:style-name="P8"><text:soft-page-break/>Kellékszavatosság</text:p>
              <text:list>
                <text:list-item>
                  <text:p text:style-name="P8">Az Ügyfél a Szolgáltató hibás teljesítése esetén a Szolgáltatóval szemben kellékszavatossági igényt érvényesíthet. Fogyasztói szerződés esetén az Ügyfél az átvétel időpontjától számított 2 éves elévülési határidő alatt érvényesítheti szavatossági igényeit, azokért a termékhibákért, amelyek a termék átadása időpontjában már léteztek. Két éves elévülési határidőn túl kellékszavatossági jogait az Ügyfél érvényesíteni már nem tudja.</text:p>
                </text:list-item>
                <text:list-item>
                  <text:p text:style-name="P8">Nem fogyasztóval kötött szerződés esetén a jogosult az átvétel időpontjától számított 1 éves elévülési határidő alatt érvényesítheti szavatossági igényeit.</text:p>
                </text:list-item>
                <text:list-item>
                  <text:p text:style-name="P8">Az Ügyfél – választása szerint – kérhet kijavítást vagy kicserélést, kivéve, ha az ezek közül az Ügyfél által választott igény teljesítése lehetetlen vagy a Szolgáltató számára más igénye teljesítéséhez képest aránytalan többletköltséggel járna. Ha a kijavítást vagy a kicserélést az Ügyfél nem kérte, illetve nem kérhette, úgy igényelheti az ellenszolgáltatás arányos leszállítását vagy a hibát a Szolgáltató költségére az Ügyfél is kijavíthatja, illetve mással kijavíttathatja vagy – végső esetben – a szerződéstől is elállhat. Jelentéktelen hiba miatt elállásnak nincs helye.</text:p>
                </text:list-item>
                <text:list-item>
                  <text:p text:style-name="P8">Az Ügyfél a választott kellékszavatossági jogáról egy másikra is áttérhet, az áttérés költségét azonban köteles viselni, kivéve, ha az indokolt volt, vagy arra a Szolgáltató adott okot.</text:p>
                </text:list-item>
                <text:list-item>
                  <text:p text:style-name="P8">Az Ügyfél köteles a hibát annak felfedezése után haladéktalanul, de nem később, mint a hiba felfedezésétől számított kettő hónapon belül közölni a Szolgáltatóval.</text:p>
                </text:list-item>
                <text:list-item>
                  <text:p text:style-name="P8">Az Ügyfél közvetlenül a Szolgáltatóval szemben érvényesítheti kellékszavatossági igényét.</text:p>
                </text:list-item>
                <text:list-item>
                  <text:p text:style-name="P8">A szerződés teljesítésétől számított hat hónapon belül a kellékszavatossági igénye érvényesítésének a hiba közlésén túl nincs egyéb feltétele, ha az Ügyfél igazolja, hogy a terméket a Szolgáltatótól vásárolta (számla vagy a számla másolatának bemutatásával). Ilyen esetben a Szolgáltató csak akkor mentesül a szavatosság alól, ha ezt a vélelmet megdönti, vagyis bizonyítja, hogy a termék hibája a az Ügyfél részére történő átadást követően keletkezett. Amennyiben a Szolgáltató bizonyítani tudja, hogy a hiba oka az Ügyfélnek felróható okból keletkezett, nem köteles az Ügyfél által támasztott szavatossági igénynek helyt adni. A teljesítéstől számított hat hónap eltelte után azonban már az Ügyfél köteles bizonyítani, hogy az általa felismert hiba már a teljesítés időpontjában is megvolt.</text:p>
                </text:list-item>
                <text:list-item>
                  <text:p text:style-name="P8">Ha az Ügyfél a szavatossági igényét a terméktől - a megjelölt hiba szempontjából - elkülöníthető része tekintetében érvényesíti, a szavatossági igény a termék egyéb részeire nem minősül érvényesítettnek.</text:p>
                </text:list-item>
              </text:list>
            </text:list-item>
            <text:list-item>
              <text:p text:style-name="P8">Termékszavatosság</text:p>
              <text:list>
                <text:list-item>
                  <text:p text:style-name="P8">A termék (ingó dolog) hibája esetén a fogyasztónak minősülő Ügyfél – választása szerint – a 9.1. pontban meghatározott kellékszavatossági jogot vagy termékszavatossági igényt érvényesíthet.</text:p>
                </text:list-item>
                <text:list-item>
                  <text:p text:style-name="P8">Az Ügyfelet azonban nem illeti meg az a jog, hogy ugyanazon hiba miatt kellékszavatossági és termékszavatossági igényt egyszerre, egymással párhuzamosan érvényesítsen. Termékszavatossági igény eredményes érvényesítése esetén azonban a kicserélt termékre, illetve kijavított részre vonatkozó kellékszavatossági igényét az Ügyfél a gyártóval szemben érvényesítheti.</text:p>
                </text:list-item>
                <text:list-item>
                  <text:p text:style-name="P8">Termékszavatossági igényként az Ügyfél kizárólag a hibás termék kijavítását vagy kicserélését kérheti. A termék hibáját termékszavatossági igény érvényesítése esetén az Ügyfélnek kell bizonyítania.</text:p>
                </text:list-item>
                <text:list-item>
                  <text:p text:style-name="P8">Egy termék akkor minősül hibásnak, ha az nem felel meg a forgalomba hozatalakor hatályos minőségi követelményeknek vagy, ha nem rendelkezik a gyártó által adott leírásban szereplő tulajdonságokkal.</text:p>
                </text:list-item>
                <text:list-item>
                  <text:p text:style-name="P8">Termékszavatossági igényét az Ügyfél a termék gyártó általi forgalomba hozatalától számított két éven belül érvényesítheti. E határidő elteltével e jogosultságát elveszti. Az Ügyfél a hiba felfedezése után késedelem nélkül köteles a hibát a gyártóval közölni. A hiba felfedezésétől számított két hónapon belül közölt hibát késedelem nélkül közöltnek kell tekinteni. A közlés késedelméből eredő kárért a fogyasztó felelős.</text:p>
                </text:list-item>
                <text:list-item>
                  <text:p text:style-name="P8">Az Ügyfél termékszavatossági igényét az ingó dolog gyártójával vagy forgalmazójával szemben gyakorolhatja.</text:p>
                </text:list-item>
                <text:list-item>
                  <text:p text:style-name="P8">A Ptk. értelmében gyártónak minősül a termék előállítója és forgalmazója.</text:p>
                </text:list-item>
                <text:list-item>
                  <text:p text:style-name="P15">A gyártó, forgalmazó kizárólag akkor mentesül termékszavatossági kötelezettsége alól, ha bizonyítani tudja, hogy:</text:p>
                </text:list-item>
              </text:list>
            </text:list-item>
          </text:list>
        </text:list-item>
      </text:list>
      <text:list xml:id="list630977258" text:style-name="L5">
        <text:list-item>
          <text:list>
            <text:list-item>
              <text:list>
                <text:list-item>
                  <text:list>
                    <text:list-item>
                      <text:list>
                        <text:list-item>
                          <text:p text:style-name="P16">a terméket nem üzleti tevékenysége körében gyártotta, illetve hozta forgalomba, vagy</text:p>
                        </text:list-item>
                        <text:list-item>
                          <text:p text:style-name="P16">a hiba a tudomány és a technika állása szerint a forgalomba hozatal időpontjában nem volt felismerhető vagy</text:p>
                        </text:list-item>
                        <text:list-item>
                          <text:p text:style-name="P16">a termék hibája jogszabály vagy kötelező hatósági előírás alkalmazásából ered.</text:p>
                        </text:list-item>
                      </text:list>
                    </text:list-item>
                  </text:list>
                </text:list-item>
              </text:list>
            </text:list-item>
          </text:list>
        </text:list-item>
      </text:list>
      <text:list xml:id="list141729559035304" text:continue-list="list141728167776989" text:style-name="L1">
        <text:list-item>
          <text:list>
            <text:list-item>
              <text:list>
                <text:list-item>
                  <text:p text:style-name="P15">A gyártónak, forgalmazónak a mentesüléshez elegendő egy okot bizonyítania.</text:p>
                </text:list-item>
              </text:list>
            </text:list-item>
          </text:list>
        </text:list-item>
        <text:list-item>
          <text:p text:style-name="P15">Felelősség</text:p>
          <text:list>
            <text:list-item>
              <text:p text:style-name="P15"><text:soft-page-break/>A Weboldalon található információk jóhiszeműen kerültek felhelyezésre, azonban azok kizárólag tájékoztató célt szolgálnak, az információk pontosságáért, teljességéért Szolgáltató nem vállal felelősséget.</text:p>
            </text:list-item>
            <text:list-item>
              <text:p text:style-name="P15">Az Ügyfél a Weboldalt kizárólag a saját kockázatára használhatja, és elfogadja, hogy Szolgáltató nem vállal felelősséget a használat során felmerülő vagyoni és nem vagyoni károkért a szándékosan, súlyos gondatlansággal, vagy bűncselekménnyel okozott, továbbá az életet, testi épséget, egészséget megkárosító szerződésszegésért való felelősségen túlmenően.</text:p>
            </text:list-item>
            <text:list-item>
              <text:p text:style-name="P15">Szolgáltató kizár minden felelősséget a Weboldal használói által tanúsított magatartásért. Az Ügyfél teljes mértékben és kizárólagosan felelős saját magatartásáért, Szolgáltató ilyen esetben teljes mértékben együttműködik az eljáró hatóságokkal a jogsértések felderítése végett.</text:p>
            </text:list-item>
            <text:list-item>
              <text:p text:style-name="P15">A szolgáltatás oldalai olyan kapcsolódási pontokat (linkeket) tartalmazhatnak, amely más szolgáltatók oldalaira vezet. Ezen szolgáltatók adatvédelmi gyakorlatáért és más tevékenységéért Szolgáltató nem vállal felelősséget.</text:p>
            </text:list-item>
            <text:list-item>
              <text:p text:style-name="P15">Az Ügyfelek által a Weboldal használata során esetlegesen elérhetővé tett tartalmat a Szolgáltató jogosult, de nem köteles ellenőrizni, és a közzétett tartalmak tekintetében a Szolgáltató jogosult, de nem köteles jogellenes tevékenység folytatására utaló jeleket keresni.</text:p>
            </text:list-item>
            <text:list-item>
              <text:p text:style-name="P15">Az Internet globális jellege miatt az Ügyfél elfogadja, hogy a Weboldal használata során a vonatkozó nemzeti jogszabályok rendelkezéseit is figyelembe véve jár el. Amennyiben a Weboldal használatával összefüggő bármely tevékenység az Ügyfél államának joga szerint nem megengedett, a használatért kizárólag az Ügyfelet terheli a felelősség.</text:p>
            </text:list-item>
            <text:list-item>
              <text:p text:style-name="P15">Amennyiben az Ügyfél a Weboldalon kifogásolható tartalmat észlel, köteles azt haladéktalanul jelezni Szolgáltatónak. Amennyiben Szolgáltató jóhiszemű eljárása során a jelzést megalapozottnak találja, jogosult az információ haladéktalan törlésére vagy annak módosítására.</text:p>
            </text:list-item>
          </text:list>
        </text:list-item>
        <text:list-item>
          <text:p text:style-name="P15">Szerzői jogok</text:p>
          <text:list>
            <text:list-item>
              <text:p text:style-name="P15">A Weboldal szerzői jogvédelem alatt áll. Szolgáltató a szerzői jogi jogosultja vagy a feljogosított felhasználója a Weboldalon, valamint a Weboldalon keresztül elérhető szolgáltatások nyújtása során megjelenített valamennyi tartalomnak: bármely szerzői műnek, illetve más szellemi alkotásnak (ideértve többek közt valamennyi grafikát és egyéb anyagokat, a Weboldal felületének elrendezését, szerkesztését, a használt szoftveres és egyéb megoldásokat, ötletet, megvalósítást).</text:p>
            </text:list-item>
            <text:list-item>
              <text:p text:style-name="P15">A Weboldal tartalmának valamint egyes részeinek fizikai vagy más adathordozóra mentése vagy kinyomtatása magáncélú felhasználás céljából vagy a Szolgáltató előzetes írásbeli hozzájárulása esetén engedélyezett. A magáncélú felhasználáson túli felhasználás – például adatbázisban történő tárolás, továbbadás, közzé- vagy letölthetővé tétel, kereskedelmi forgalomba hozatal – kizárólag a Szolgáltató előzetes írásbeli engedélyével lehetséges.</text:p>
            </text:list-item>
            <text:list-item>
              <text:p text:style-name="P15">A jelen ÁSZF-ben kifejezetten meghatározott jogokon túlmenően a regisztráció, a Weboldal használata, illetve az ÁSZF egyetlen rendelkezése sem biztosít jogot az Ügyfélnek a Weboldal felületén szereplő bármely kereskedelmi névnek vagy védjegynek bármely használatára, hasznosítására. A Weboldal rendeltetésszerű használatával járó megjelenítésen, az ehhez szükséges ideiglenes többszörözésen és a magáncélú másolatkészítésen túl e szellemi alkotások a Szolgáltató előzetes írásbeli engedélye nélkül semmilyen egyéb formában nem használhatók fel vagy hasznosíthatók.</text:p>
            </text:list-item>
          </text:list>
        </text:list-item>
        <text:list-item>
          <text:p text:style-name="P15">Jogérvényesítési lehetőségek</text:p>
          <text:list>
            <text:list-item>
              <text:p text:style-name="P15">Panaszügyintézés</text:p>
              <text:p text:style-name="P15">Az Ügyfél a termékkel vagy a Szolgáltató tevékenységével kapcsolatos fogyasztói kifogásait az alábbi elérhetőségeken terjesztheti elő:</text:p>
              <text:p text:style-name="P15"/>
            </text:list-item>
          </text:list>
        </text:list-item>
      </text:list>
      <text:list xml:id="list2781787346" text:style-name="L14">
        <text:list-item>
          <text:list>
            <text:list-item>
              <text:p text:style-name="P17">személyesen közölt szóbeli panasz esetén helyben azt az Ügyfélnek átadja,</text:p>
            </text:list-item>
            <text:list-item>
              <text:p text:style-name="P17">telefonon közölt szóbeli panasz esetén azt az Ügyfélnek legkésőbb az írásbeli panaszról szóló részben meghatározott érdemi válasszal egyidejűleg megküldi, és a továbbiakban az írásbeli panaszra vonatkozóan rendelkezések szerint jár el.</text:p>
            </text:list-item>
          </text:list>
        </text:list-item>
      </text:list>
      <text:list xml:id="list141728187633957" text:continue-list="list141729559035304" text:style-name="L1">
        <text:list-item>
          <text:list>
            <text:list-header>
              <text:p text:style-name="P15"/>
              <text:p text:style-name="P19">A telefonon közölt szóbeli panaszt a Szolgáltató nem tudja elfogadni. A Szolgálgaltató a panaszt csak írásban tudja elfogadni.</text:p>
              <text:p text:style-name="P19">A Szolgáltató az írásbeli panaszt a beérkezését követően harminc napon belül köteles megvizsgálni és érdemben megválaszolni továbbá intézkedni arról, hogy a válasz az Ügyfélhez eljusson. Ha a panaszt a Szolgáltató elutasítja, köteles álláspontját az elutasításra vonatkozó érdemi válaszában megindokolni.</text:p>
              <text:p text:style-name="P19">A panaszról felvett jegyzőkönyvet és a válasz másolati példányát a Szolgáltató köteles öt évig megőrizni.</text:p>
              <text:p text:style-name="P19">A Szolgáltató az Ügyfél által előterjesztett kifogásokat a 12.1. pontban megadott közvetlen elérhetőségeken fogadja.</text:p>
            </text:list-header>
            <text:list-item>
              <text:p text:style-name="P18">Egyéb jogérvényesítési lehetőségek</text:p>
            </text:list-item>
          </text:list>
        </text:list-item>
      </text:list>
      <text:list xml:id="list407784976" text:style-name="L13">
        <text:list-item>
          <text:list>
            <text:list-item>
              <text:p text:style-name="P21"><text:soft-page-break/><text:span text:style-name="T1">Bejegyzés a vásárlók könyvébe.</text:span> A vásárlók könyve a Szolgáltató üzletében elérhető. Az ide írt bejegyzésekre a Szolgáltató 30 napon belül írásban válaszol.</text:p>
            </text:list-item>
            <text:list-item>
              <text:p text:style-name="P21"><text:span text:style-name="T1">Panasztétel a fogyasztóvédelmi hatóságoknál.</text:span> Amennyiben Ügyfél fogyasztói jogainak megsértését észleli, jogosult panasszal fordulni a lakóhelye szerint illetékes fogyasztóvédelmi hatósághoz. A panasz elbírálását követően a hatóság dönt a fogyasztóvédelmi eljárás lefolytatásáról. Az illetékes kormányhivatalok listája a https://www.kormanyhivatal.hu oldalon elérhető.</text:p>
            </text:list-item>
            <text:list-item>
              <text:p text:style-name="P21"><text:span text:style-name="T1">Békéltető testület.</text:span><text:span text:style-name="T2"> </text:span>A termékek minőségével, biztonságosságával és a termékfelelősségi szabályok alkalmazásával, valamint a szerződés megkötésével és teljesítésével kapcsolatos fogyasztói jogvita bíróságon kívüli, békés rendezése céljából az Ügyfél eljárást kezdeményezhet a lakóhelye vagy tartózkodási helye szerint illetékes békéltető testületnél illetve fordulhat a Szolgáltató székhelye szerint illetékes szakmai kamara mellett működő békéltető testülethez. Békéltető Testületre vonatkozó szabályok alkalmazásában fogyasztónak minősül a külön törvény szerinti civil szervezet, egyház, társasház, lakásszövetkezet, mikro-, kis- és középvállalkozás is, aki árut vesz, rendel, kap, használ, igénybe vesz, vagy az áruval kapcsolatos kereskedelmi kommunikáció, ajánlat címzettje. Hajdú-Bihar Megyei Békéltető Testület elérhetőségei:</text:p>
              <text:list>
                <text:list-header>
                  <text:p text:style-name="P21"/>
                </text:list-header>
              </text:list>
              <text:p text:style-name="P21">Cím: 4025 Debrecen, Petőfi tér 10.</text:p>
              <text:p text:style-name="P21">Ügyintézés helyszíne: 4025 Debrecen Vörösmarty u. 13-15.</text:p>
              <text:p text:style-name="P21">E-mail cím: info@hbkik.hu</text:p>
              <text:p text:style-name="P21">Központi telefonszám: +36-52/500-710</text:p>
              <text:p text:style-name="P21">Fax: +36-52/500-720</text:p>
              <text:p text:style-name="P21"/>
              <text:p text:style-name="P21">Az Ügyfél lakóhelye (tartózkodási helye) alapján fordulhat a fogyasztói jogvita rendezése érdekében. Szolgáltató köteles a Békéltető testületi eljárásokban részt venni. Jelen pont értelmében együttműködésnek minősül a válaszirat küldése is.</text:p>
              <text:p text:style-name="P21">Online adásvételi szerződéssel összefüggő határon átnyúló fogyasztói jogvita esetén a fogyasztók az online vásárláshoz kapcsolódó, határon átnyúló jogvitáikat elektronikusan rendezni tudják a következő linken elérhető online platformon keresztül beadott elektronikus panasz útján.</text:p>
              <text:p text:style-name="P21">Ehhez nem kell mást tenni, minthogy a fenti linken elérhető online platformon a fogyasztó beregisztrál, kitölt egy kérelmet hiánytalanul, majd elektronikusan beküldi a Békéltető Testület részére a platformon keresztül. Így a fogyasztók, a távolságok ellenére egyszerűen tudják érvényesíteni jogaikat.</text:p>
              <text:p text:style-name="P21">Magyarországon a Hajdú-Bihar Megyei Békéltető Testület jogosult eljárni az online adásvételi vagy szolgáltatási szerződésekhez kapcsolódó határon átnyúló fogyasztó és kereskedő közötti jogvitákban.</text:p>
            </text:list-item>
          </text:list>
        </text:list-item>
      </text:list>
      <text:list xml:id="list903572781" text:style-name="L12">
        <text:list-item>
          <text:list>
            <text:list-item>
              <text:p text:style-name="P24"><text:span text:style-name="T7">Bírósági eljárás.</text:span><text:span text:style-name="T5"> Ügyfél jogosult a fogyasztói jogvitából származó követelésének bíróság előtti érvényesítésére polgári eljárás keretében a Polgári Törvénykönyvről szóló 2013. évi V. törvény, valamint a Polgári Perrendtartásról szóló 2016. évi CXXX. törvény rendelkezései szerint.</text:span></text:p>
            </text:list-item>
          </text:list>
        </text:list-item>
      </text:list>
      <text:list xml:id="list141729308608400" text:continue-list="list141728187633957" text:style-name="L1">
        <text:list-item>
          <text:list>
            <text:list-header>
              <text:p text:style-name="P20"/>
              <text:list>
                <text:list-item>
                  <text:list>
                    <text:list-item>
                      <text:list>
                        <text:list-item>
                          <text:list>
                            <text:list-item>
                              <text:list>
                                <text:list-header>
                                  <text:p text:style-name="P25">A Szolgáltató az írásbeli panaszt a beérkezését követően harminc napon belül köteles megvizsgálni és érdemben megválaszolni továbbá intézkedni arról, hogy a válasz az Ügyfélhez eljusson. Ha a panaszt a Szolgáltató elutasítja, köteles álláspontját az elutasításra vonatkozó érdemi válaszában megindokolni.</text:p>
                                  <text:p text:style-name="P25">A panaszról felvett jegyzőkönyvet és a válasz másolati példányát a Szolgáltató köteles öt évig megőrizni.</text:p>
                                  <text:list>
                                    <text:list-header>
                                      <text:p text:style-name="P25">A Szolgáltató az Ügyfél által előterjesztett kifogásokat a 12.1. pontban megadott közvetlen elérhetőségeken fogadja.</text:p>
                                    </text:list-header>
                                  </text:list>
                                </text:list-header>
                              </text:list>
                            </text:list-item>
                          </text:list>
                        </text:list-item>
                      </text:list>
                    </text:list-item>
                  </text:list>
                </text:list-item>
              </text:list>
            </text:list-header>
          </text:list>
        </text:list-item>
        <text:list-item>
          <text:p text:style-name="P18">Egyéb rendelkezések</text:p>
          <text:list>
            <text:list-item>
              <text:p text:style-name="P18">Az Farmerpiac Online áruház Linux/PHP alapokon működő információs rendszer, biztonsági foka megfelelő, használata nem jelent kockázatot, azonban javasoljuk, hogy tegye meg az alábbi óvintézkedéseket: használjon vírus és spyware védelmi szoftvereket friss adatbázissal, telepítse az operációs rendszer biztonsági frissítéseit. A Weboldalon való vásárlás feltételezi az Ügyfél részéről az Internet technikai és műszaki korlátainak ismeretét és a technológiával együtt járó hibalehetőségek elfogadását.</text:p>
            </text:list-item>
            <text:list-item>
              <text:p text:style-name="P18">A Szolgáltató szaküzleteiben és internetes áruházában csak háztartásban használatos mennyiségekre vonatkozó rendeléseket szolgál ki. Mindezek alapján Ügyfél tudomásul veszi, hogy Szolgáltató termékenként egyesével jogosult meghatározni azt, hogy egy adott termékből mennyi minősül háztartásban szokásos mennyiségének. Szolgáltatót ezen meghatározási jog egyoldalúan illeti meg. Amennyiben a Szolgáltató úgy ítéli meg, hogy az adott megrendelés tartalma a háztartásban használatos mennyiségét meghaladja, akkor jogosult a rendelés mennyiségét egy elfogadható mértékre lecsökkenteni. Ügyfél tudomásul veszi azt is, hogy a Szolgáltató jogosult meghatározni a kosárba rakható termékek <text:soft-page-break/>maximális számát. Amennyiben a Szolgáltató ezen egyoldalú leszállítási jogosultságát alkalmazza, akkor az Ügyfél jogosult a szerződéstől elállni.</text:p>
            </text:list-item>
            <text:list-item>
              <text:p text:style-name="P18">A Szolgáltató bármikor jogosult jelen ÁSZF feltételeit egyoldalúan módosítani. A Szolgáltató a módosításokról az Ügyfeleket a Weboldal felületén keresztül tájékoztatja. A módosítást követően a Weboldal használatának feltétele, hogy az Ügyfél a Weboldalon keresztül és az ott biztosított módon azokat kifejezetten elfogadja.</text:p>
              <text:p text:style-name="P15"/>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acbc1" officeooo:paragraph-rsid="002acb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19:21:54.862259097</meta:creation-date>
    <dc:date>2020-06-11T14:17:27.493340426</dc:date>
    <meta:editing-duration>PT1H2M17S</meta:editing-duration>
    <meta:editing-cycles>13</meta:editing-cycles>
    <meta:generator>LibreOffice/6.4.4.2$Linux_X86_64 LibreOffice_project/40$Build-2</meta:generator>
    <meta:document-statistic meta:table-count="0" meta:image-count="0" meta:object-count="0" meta:page-count="10" meta:paragraph-count="182" meta:word-count="5448" meta:character-count="43654" meta:non-whitespace-character-count="38294"/>
  </office:meta>
</office:document-meta>
</file>